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333333" style:font-name="Kreon" fo:font-size="10pt" fo:language="fr" fo:country="FR" officeooo:rsid="000cc6d2" officeooo:paragraph-rsid="000cc6d2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333333" style:font-name="Kreon" fo:font-size="26pt" fo:language="fr" fo:country="FR" officeooo:rsid="0009db7b" officeooo:paragraph-rsid="0009db7b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color="#333333" style:font-name="Kreon" fo:font-size="14pt" fo:language="fr" fo:country="FR" officeooo:rsid="0009db7b" officeooo:paragraph-rsid="0009db7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333333" style:font-name="Kreon" fo:font-size="14pt" fo:language="fr" fo:country="FR" officeooo:rsid="0009db7b" officeooo:paragraph-rsid="0009db7b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color="#333333" style:font-name="Kreon" fo:font-size="14pt" fo:language="fr" fo:country="FR" officeooo:rsid="0009db7b" officeooo:paragraph-rsid="0009db7b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color="#333333" officeooo:paragraph-rsid="0009db7b"/>
    </style:style>
    <style:style style:name="P7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fo:color="#333333" style:font-name="Kreon" fo:font-size="14pt" fo:language="fr" fo:country="FR" officeooo:rsid="0009db7b" officeooo:paragraph-rsid="0009db7b" style:font-size-asian="12.25pt" style:font-size-complex="14pt"/>
    </style:style>
    <style:style style:name="P8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fo:color="#333333" style:font-name="Kreon" fo:font-size="14pt" fo:language="fr" fo:country="FR" officeooo:rsid="0009db7b" officeooo:paragraph-rsid="000b5b4f" style:font-size-asian="12.25pt" style:font-size-complex="14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color="#333333" style:font-name="Kreon" fo:font-size="14pt" fo:language="fr" fo:country="FR" officeooo:rsid="0009db7b" style:font-size-asian="12.25pt" style:font-size-complex="14pt"/>
    </style:style>
    <style:style style:name="T2" style:family="text">
      <style:text-properties fo:color="#333333" style:font-name="Kreon" fo:font-size="14pt" fo:language="fr" fo:country="FR" officeooo:rsid="000ad222" style:font-size-asian="12.25pt" style:font-size-complex="14pt"/>
    </style:style>
    <style:style style:name="T3" style:family="text">
      <style:text-properties fo:color="#333333" style:font-name="Kreon" fo:font-size="14pt" fo:language="fr" fo:country="FR" fo:font-weight="bold" officeooo:rsid="0009db7b" style:font-size-asian="12.25pt" style:font-weight-asian="bold" style:font-size-complex="14pt" style:font-weight-complex="bold"/>
    </style:style>
    <style:style style:name="T4" style:family="text">
      <style:text-properties fo:color="#333333" style:font-name="Kreon" fo:font-size="15pt" fo:language="fr" fo:country="FR" fo:font-weight="bold" officeooo:rsid="0009db7b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officeooo:rsid="000ad222"/>
    </style:style>
    <style:style style:name="T8" style:family="text">
      <style:text-properties officeooo:rsid="000b5b4f"/>
    </style:style>
    <style:style style:name="T9" style:family="text">
      <style:text-properties style:font-name="Kreon" fo:font-size="14pt" fo:language="fr" fo:country="FR" fo:font-weight="bold" officeooo:rsid="0009db7b" style:font-size-asian="12.25pt" style:font-weight-asian="bold" style:font-size-complex="14pt" style:font-weight-complex="bold"/>
    </style:style>
    <style:style style:name="T10" style:family="text">
      <style:text-properties style:font-name="Kreon" fo:font-size="14pt" fo:language="fr" fo:country="FR" officeooo:rsid="0009db7b" style:font-size-asian="12.25pt" style:font-size-complex="14pt"/>
    </style:style>
    <style:style style:name="T11" style:family="text">
      <style:text-properties style:font-name="Kreon" fo:font-size="14pt" fo:language="fr" fo:country="FR" officeooo:rsid="000ad222" style:font-size-asian="12.25pt" style:font-size-complex="14pt"/>
    </style:style>
    <style:style style:name="T12" style:family="text">
      <style:text-properties style:font-name="Kreon" fo:font-size="15pt" fo:language="fr" fo:country="FR" fo:font-weight="bold" officeooo:rsid="0009db7b" style:font-size-asian="15pt" style:font-weight-asian="bold" style:font-size-complex="15pt" style:font-weight-complex="bold"/>
    </style:style>
    <style:style style:name="gr1" style:family="graphic">
      <style:graphic-properties draw:stroke="dash" draw:stroke-dash="Ultrafine_20_Dashed"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les des Matières</text:p>
      <text:p text:style-name="P3"/>
      <text:p text:style-name="P4"/>
      <text:p text:style-name="P5"><draw:line text:anchor-type="paragraph" draw:z-index="0" draw:name="Shape1" draw:style-name="gr1" draw:text-style-name="P9" svg:x1="1.572in" svg:y1="0.1701in" svg:x2="5.8429in" svg:y2="0.1701in"><text:p/></draw:line><text:span text:style-name="T6">1 . Problématique</text:span><text:span text:style-name="T5"> </text:span><text:s/><text:tab/><text:tab/><text:tab/><text:tab/><text:tab/><text:tab/><text:tab/><text:tab/><text:tab/><text:tab/><text:tab/><text:tab/><text:tab/><text:tab/><text:tab/><text:tab/>1</text:p>
      <text:p text:style-name="P7"><draw:line text:anchor-type="paragraph" draw:z-index="2" draw:name="Shape1" draw:style-name="gr1" draw:text-style-name="P9" svg:x1="3.572in" svg:y1="0.2201in" svg:x2="5.8429in" svg:y2="0.2201in"><text:p/></draw:line><text:tab/>1.1 <text:s/>Le système éducatif marocain en bref<text:tab/><text:tab/><text:tab/><text:tab/><text:tab/><text:tab/><text:tab/><text:tab/><text:tab/><text:span text:style-name="T7">1</text:span></text:p>
      <text:p text:style-name="P7"><draw:line text:anchor-type="paragraph" draw:z-index="3" draw:name="Shape1" draw:style-name="gr1" draw:text-style-name="P9" svg:x1="3.926in" svg:y1="0.2138in" svg:x2="5.865in" svg:y2="0.2138in"><text:p/></draw:line><text:tab/>1.2 <text:s/>Les défauts du système éducatif marocain<text:tab/><text:tab/><text:tab/><text:tab/><text:tab/><text:tab/><text:tab/><text:tab/><text:span text:style-name="T7">1</text:span></text:p>
      <text:p text:style-name="P7"><draw:line text:anchor-type="paragraph" draw:z-index="4" draw:name="Shape1" draw:style-name="gr1" draw:text-style-name="P9" svg:x1="3.1972in" svg:y1="0.2181in" svg:x2="5.8638in" svg:y2="0.2118in"><text:p/></draw:line><text:tab/>1.3 <text:s/>Les mécanismes d’apprentissage<text:tab/><text:tab/><text:tab/><text:tab/><text:tab/><text:tab/><text:tab/><text:tab/><text:tab/><text:tab/><text:tab/><text:span text:style-name="T7">1</text:span></text:p>
      <text:p text:style-name="P7"><draw:line text:anchor-type="paragraph" draw:z-index="5" draw:name="Shape1" draw:style-name="gr1" draw:text-style-name="P9" svg:x1="1.989in" svg:y1="0.2118in" svg:x2="5.8535in" svg:y2="0.2055in"><text:p/></draw:line><text:tab/>1.4 <text:s/>Le problème réel<text:tab/><text:tab/><text:tab/><text:tab/><text:tab/><text:tab/><text:tab/><text:tab/><text:tab/><text:tab/><text:tab/><text:tab/><text:tab/><text:tab/><text:tab/><text:span text:style-name="T7">2</text:span></text:p>
      <text:p text:style-name="P7"><draw:line text:anchor-type="paragraph" draw:z-index="6" draw:name="Shape1" draw:style-name="gr1" draw:text-style-name="P9" svg:x1="4.3327in" svg:y1="0.2161in" svg:x2="5.8638in" svg:y2="0.2161in"><text:p/></draw:line><text:tab/>1.5 <text:s/>Pourquoi investir dans l’éducation préscolaire ?<text:tab/><text:tab/><text:tab/><text:tab/><text:tab/><text:tab/><text:tab/><text:span text:style-name="T7">2</text:span></text:p>
      <text:p text:style-name="P7"><draw:line text:anchor-type="paragraph" draw:z-index="7" draw:name="Shape1" draw:style-name="gr1" draw:text-style-name="P9" svg:x1="3.0098in" svg:y1="0.2138in" svg:x2="5.8642in" svg:y2="0.2138in"><text:p/></draw:line><text:tab/>1.6 <text:s/>Questions de la problématique<text:tab/><text:tab/><text:tab/><text:tab/><text:tab/><text:tab/><text:tab/><text:tab/><text:tab/><text:tab/><text:tab/><text:span text:style-name="T7">3</text:span></text:p>
      <text:p text:style-name="P7"><draw:line text:anchor-type="paragraph" draw:z-index="8" draw:name="Shape1" draw:style-name="gr1" draw:text-style-name="P9" svg:x1="4.0929in" svg:y1="0.2138in" svg:x2="5.8638in" svg:y2="0.2181in"><text:p/></draw:line><text:tab/>1.7 <text:s/>La digitalisation de la pédagogie Montessori<text:tab/><text:tab/><text:tab/><text:tab/><text:tab/><text:tab/><text:tab/><text:tab/><text:span text:style-name="T7">3</text:span></text:p>
      <text:p text:style-name="P7"/>
      <text:p text:style-name="P6"><draw:line text:anchor-type="paragraph" draw:z-index="1" draw:name="Shape1" draw:style-name="gr1" draw:text-style-name="P9" svg:x1="2.489in" svg:y1="0.1701in" svg:x2="5.8433in" svg:y2="0.1701in"><text:p/></draw:line><text:span text:style-name="T9">2. </text:span><text:span text:style-name="T12">Pédagogie de Montessori</text:span><text:span text:style-name="T10"> <text:s text:c="2"/><text:tab/><text:tab/><text:tab/><text:tab/><text:tab/><text:tab/><text:tab/><text:tab/><text:tab/><text:tab/><text:tab/><text:tab/><text:tab/></text:span><text:span text:style-name="T11">5</text:span></text:p>
      <text:p text:style-name="P8"><draw:line text:anchor-type="paragraph" draw:z-index="9" draw:name="Shape1" draw:style-name="gr1" draw:text-style-name="P9" svg:x1="3.7598in" svg:y1="0.2201in" svg:x2="5.8433in" svg:y2="0.2201in"><text:p/></draw:line><text:tab/><text:span text:style-name="T8">2</text:span>.1 <text:s/>Qu’est-ce que la pédagogie Montessori ?<text:tab/><text:tab/><text:tab/><text:tab/><text:tab/><text:tab/><text:tab/><text:tab/><text:tab/><text:span text:style-name="T8">5</text:span></text:p>
      <text:p text:style-name="P8"><draw:line text:anchor-type="paragraph" draw:z-index="10" draw:name="Shape1" draw:style-name="gr1" draw:text-style-name="P9" svg:x1="3.926in" svg:y1="0.2138in" svg:x2="5.865in" svg:y2="0.2138in"><text:p/></draw:line><text:tab/><text:span text:style-name="T8">2</text:span>.2 <text:s/>D'où vient la méthode Maria Montessori ?<text:tab/><text:tab/><text:tab/><text:tab/><text:tab/><text:tab/><text:tab/><text:tab/><text:span text:style-name="T8">5</text:span></text:p>
      <text:p text:style-name="P8"><draw:line text:anchor-type="paragraph" draw:z-index="11" draw:name="Shape1" draw:style-name="gr1" draw:text-style-name="P9" svg:x1="3.9366in" svg:y1="0.2181in" svg:x2="5.8638in" svg:y2="0.2118in"><text:p/></draw:line><text:tab/><text:span text:style-name="T8">2</text:span>.3 <text:s/>En quoi consiste la pédagogie Montessori <text:tab/><text:tab/><text:tab/><text:tab/><text:tab/><text:tab/><text:tab/><text:tab/><text:span text:style-name="T8">7</text:span></text:p>
      <text:p text:style-name="P8"><draw:line text:anchor-type="paragraph" draw:z-index="12" draw:name="Shape1" draw:style-name="gr1" draw:text-style-name="P9" svg:x1="2.8638in" svg:y1="0.2118in" svg:x2="5.8535in" svg:y2="0.2055in"><text:p/></draw:line><text:tab/><text:span text:style-name="T8">2</text:span>.4 <text:s/>Comment l’enfant apprend ?<text:tab/><text:tab/><text:tab/><text:tab/><text:tab/><text:tab/><text:tab/><text:tab/><text:tab/><text:tab/><text:tab/><text:tab/><text:span text:style-name="T8">7</text:span></text:p>
      <text:p text:style-name="P8"><draw:line text:anchor-type="paragraph" draw:z-index="13" draw:name="Shape1" draw:style-name="gr1" draw:text-style-name="P9" svg:x1="1.6138in" svg:y1="0.2035in" svg:x2="5.8638in" svg:y2="0.2161in"><text:p/></draw:line><text:tab/><text:span text:style-name="T8">2</text:span>.5 <text:s text:c="2"/>A quel âge ?<text:tab/><text:tab/><text:tab/><text:tab/><text:tab/><text:tab/><text:tab/><text:tab/><text:tab/><text:tab/><text:tab/><text:tab/><text:tab/><text:tab/><text:tab/><text:tab/><text:span text:style-name="T8">8</text:span></text:p>
      <text:p text:style-name="P8"><draw:line text:anchor-type="paragraph" draw:z-index="14" draw:name="Shape1" draw:style-name="gr1" draw:text-style-name="P9" svg:x1="5.1764in" svg:y1="0.2138in" svg:x2="5.8638in" svg:y2="0.2138in"><text:p/></draw:line><draw:line text:anchor-type="paragraph" draw:z-index="15" draw:name="Shape1" draw:style-name="gr1" draw:text-style-name="P9" svg:x1="4.0929in" svg:y1="0.2138in" svg:x2="5.8638in" svg:y2="0.2181in"><text:p/></draw:line><text:tab/><text:span text:style-name="T8">2</text:span>.6 <text:s text:c="2"/>Le matériel Montessori : l’apprentissage par l’expérience<text:tab/><text:tab/><text:tab/><text:tab/><text:span text:style-name="T8">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02in" draw:dots2="1" draw:dots2-length="0.002in" draw:distance="0.0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333333" style:font-name="Kreon" fo:font-size="10pt" fo:language="fr" fo:country="FR" officeooo:rsid="000cc6d2" officeooo:paragraph-rsid="000cc6d2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902in" fo:margin-bottom="0.7902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able des Matière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8T21:42:35.456636521</meta:creation-date>
    <dc:date>2020-05-18T22:13:21.052082762</dc:date>
    <meta:editing-duration>PT20M32S</meta:editing-duration>
    <meta:editing-cycles>6</meta:editing-cycles>
    <meta:generator>LibreOffice/6.3.1.2$Linux_X86_64 LibreOffice_project/b79626edf0065ac373bd1df5c28bd630b4424273</meta:generator>
    <meta:document-statistic meta:table-count="0" meta:image-count="0" meta:object-count="0" meta:page-count="1" meta:paragraph-count="17" meta:word-count="109" meta:character-count="793" meta:non-whitespace-character-count="527"/>
  </office:meta>
</office:document-meta>
</file>